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168.49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224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SP32-DevKit-Lipo_Rev_B-BOM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4,R8,R9</text:p>
          </table:table-cell>
          <table:table-cell table:number-columns-repeated="1020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,R6,R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220k/R0402</text:p>
          </table:table-cell>
          <table:table-cell table:style-name="ce27" office:value-type="string" calcext:value-type="string">
            <text:p>R0402</text:p>
          </table:table-cell>
          <table:table-cell table:style-name="ce27" office:value-type="string" calcext:value-type="string">
            <text:p>R11,R15</text:p>
          </table:table-cell>
          <table:table-cell table:style-name="ce35" table:number-columns-repeated="1020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7" office:value-type="string" calcext:value-type="string">
            <text:p>470k/R0402</text:p>
          </table:table-cell>
          <table:table-cell table:style-name="ce27" office:value-type="string" calcext:value-type="string">
            <text:p>R0402</text:p>
          </table:table-cell>
          <table:table-cell table:style-name="ce27" office:value-type="string" calcext:value-type="string">
            <text:p>R2,R5,R13,R16</text:p>
          </table:table-cell>
          <table:table-cell table:style-name="ce35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72mR/20%/</text:p>
            <text:p>3.00x3.00x1.50mm/</text:p>
            <text:p>CD32(NR3015T2R2M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2,C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5,C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4,C1,C6,C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1N5819S4/SOD123</text:p>
          </table:table-cell>
          <table:table-cell table:style-name="ce8" office:value-type="string" calcext:value-type="string">
            <text:p>SOD-123</text:p>
          </table:table-cell>
          <table:table-cell table:style-name="ce8" office:value-type="string" calcext:value-type="string">
            <text:p>D1,D2,D4,D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IT-1185AU2-160G-G-TR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W02S</text:p>
          </table:table-cell>
          <table:table-cell table:style-name="ce8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HN1x19</text:p>
          </table:table-cell>
          <table:table-cell table:style-name="ce8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32-WROOM-32D-4MB</text:p>
          </table:table-cell>
          <table:table-cell table:style-name="ce8" office:value-type="string" calcext:value-type="string">
            <text:p>ESP32-MODULE_Universal</text:p>
          </table:table-cell>
          <table:table-cell table:style-name="ce8" office:value-type="string" calcext:value-type="string">
            <text:p>U5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1" table:number-columns-repeated="2"/>
          <table:table-cell table:style-name="ce14"/>
          <table:table-cell table:style-name="Default"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</text:p>
          </table:table-cell>
          <table:table-cell table:style-name="ce8" office:value-type="string" calcext:value-type="string">
            <text:p>BAT_PWR_E1,</text:p>
            <text:p>BAT_SENS_E1,</text:p>
            <text:p>PWR_SENS_E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7</text:p>
          </table:table-cell>
          <table:table-cell table:number-columns-repeated="1020"/>
        </table:table-row>
        <table:table-row table:style-name="ro3" table:number-rows-repeated="1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2">
          <table:table-cell table:style-name="Default" table:number-columns-repeated="1024"/>
        </table:table-row>
        <table:table-row table:style-name="ro1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2:51:37.310060202">00:00:00</text:time></text:span></text:p>
        </style:region-left>
        <style:region-center>
          <text:p><text:span text:style-name="MT1">ESP32-DevKit-Lipo_Rev_B-BOM</text:span></text:p>
        </style:region-center>
        <style:region-right>
          <text:p><text:span text:style-name="MT2"><text:date style:data-style-name="N2" text:date-value="2019-04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count>99</text:page-count></text:span><text:span text:style-name="MT2">/</text:span><text:span text:style-name="MT2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2:51:37.31411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3T12:52:51.879801828</dc:date>
    <meta:editing-duration>PT41M52S</meta:editing-duration>
    <meta:editing-cycles>19</meta:editing-cycles>
    <meta:document-statistic meta:table-count="1" meta:cell-count="108" meta:object-count="0"/>
  </office:meta>
</office:document-meta>
</file>